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80c6b" officeooo:paragraph-rsid="00180c6b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86dc6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2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3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4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15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16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17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18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19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20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P21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2" style:family="paragraph" style:parent-style-name="Standard">
      <style:text-properties fo:font-weight="normal" officeooo:rsid="0012d15e" officeooo:paragraph-rsid="0022a3fd" style:font-weight-asian="normal" style:font-weight-complex="normal"/>
    </style:style>
    <style:style style:name="P23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4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25" style:family="paragraph" style:parent-style-name="Standard">
      <style:text-properties fo:font-weight="normal" officeooo:rsid="00262a8a" officeooo:paragraph-rsid="00262a8a" style:font-weight-asian="normal" style:font-weight-complex="normal"/>
    </style:style>
    <style:style style:name="P26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27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28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29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0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1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2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3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34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35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36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38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P43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44" style:family="paragraph" style:parent-style-name="Standard">
      <style:text-properties fo:font-weight="normal" officeooo:rsid="0012d15e" officeooo:paragraph-rsid="002881f0" style:font-weight-asian="normal" style:font-weight-complex="normal"/>
    </style:style>
    <style:style style:name="P45" style:family="paragraph" style:parent-style-name="Standard">
      <style:text-properties fo:font-weight="bold" officeooo:rsid="00180c6b" officeooo:paragraph-rsid="002881f0" style:font-weight-asian="bold" style:font-weight-complex="bold"/>
    </style:style>
    <style:style style:name="P46" style:family="paragraph" style:parent-style-name="Standard">
      <style:text-properties fo:font-weight="bold" officeooo:rsid="0012d15e" officeooo:paragraph-rsid="002881f0" style:font-weight-asian="bold" style:font-weight-complex="bold"/>
    </style:style>
    <style:style style:name="P47" style:family="paragraph" style:parent-style-name="Standard">
      <style:text-properties fo:font-weight="bold" officeooo:rsid="0018584d" officeooo:paragraph-rsid="002881f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fo:font-weight="normal" officeooo:rsid="002881f0" style:font-weight-asian="normal" style:font-weight-complex="normal"/>
    </style:style>
    <style:style style:name="T19" style:family="text">
      <style:text-properties officeooo:rsid="001407bf"/>
    </style:style>
    <style:style style:name="T20" style:family="text">
      <style:text-properties officeooo:rsid="00145b92"/>
    </style:style>
    <style:style style:name="T21" style:family="text">
      <style:text-properties officeooo:rsid="0012d15e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2d15e" style:font-weight-asian="normal" style:font-weight-complex="normal"/>
    </style:style>
    <style:style style:name="T25" style:family="text">
      <style:text-properties style:text-underline-style="none" fo:font-weight="normal" officeooo:rsid="001eb397" style:font-weight-asian="normal" style:font-weight-complex="normal"/>
    </style:style>
    <style:style style:name="T26" style:family="text">
      <style:text-properties style:text-underline-style="none" fo:font-weight="normal" officeooo:rsid="001fbd5e" style:font-weight-asian="normal" style:font-weight-complex="normal"/>
    </style:style>
    <style:style style:name="T27" style:family="text">
      <style:text-properties style:text-underline-style="none" fo:font-weight="normal" officeooo:rsid="00217068" style:font-weight-asian="normal" style:font-weight-complex="normal"/>
    </style:style>
    <style:style style:name="T28" style:family="text">
      <style:text-properties style:text-underline-style="none" fo:font-weight="normal" officeooo:rsid="00230ed5" style:font-weight-asian="normal" style:font-weight-complex="normal"/>
    </style:style>
    <style:style style:name="T29" style:family="text">
      <style:text-properties style:text-underline-style="none" fo:font-weight="normal" officeooo:rsid="002881f0" style:font-weight-asian="normal" style:font-weight-complex="normal"/>
    </style:style>
    <style:style style:name="T30" style:family="text">
      <style:text-properties style:text-underline-style="none" fo:font-weight="normal" officeooo:rsid="00180c6b" style:font-weight-asian="normal" style:font-weight-complex="normal"/>
    </style:style>
    <style:style style:name="T31" style:family="text">
      <style:text-properties style:text-underline-style="none" officeooo:rsid="001fbd5e"/>
    </style:style>
    <style:style style:name="T32" style:family="text">
      <style:text-properties style:text-underline-style="none" officeooo:rsid="00217068"/>
    </style:style>
    <style:style style:name="T33" style:family="text">
      <style:text-properties style:text-underline-style="none" officeooo:rsid="00180c6b"/>
    </style:style>
    <style:style style:name="T34" style:family="text">
      <style:text-properties style:text-underline-style="none" officeooo:rsid="002881f0"/>
    </style:style>
    <style:style style:name="T35" style:family="text">
      <style:text-properties officeooo:rsid="00194b75"/>
    </style:style>
    <style:style style:name="T36" style:family="text">
      <style:text-properties officeooo:rsid="001b1d82"/>
    </style:style>
    <style:style style:name="T37" style:family="text">
      <style:text-properties officeooo:rsid="00217068"/>
    </style:style>
    <style:style style:name="T38" style:family="text">
      <style:text-properties officeooo:rsid="0022a3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PASO A TABLAS DE <text:span text:style-name="T37">MIRAVEREDA</text:span></text:p>
      <text:p text:style-name="P1"/>
      <text:p text:style-name="P26">Lyenda:</text:p>
      <text:p text:style-name="P26">C.P→ Clave primaria</text:p>
      <text:p text:style-name="P26">C.Aj → Clave Ajena</text:p>
      <text:p text:style-name="P26">V.N.N → Valor no nulo</text:p>
      <text:p text:style-name="P26">C.Alt → Clave Alternativa</text:p>
      <text:p text:style-name="P1"/>
      <text:p text:style-name="P1"/>
      <text:p text:style-name="P2">Cliente: <text:span text:style-name="T1">(nombre, apellidos, contraseña,</text:span></text:p>
      <text:p text:style-name="P44">domicilio, email, có<text:span text:style-name="T22">digo_postal, fecha_nacimiento </text:span><text:span text:style-name="T32">y id_</text:span><text:span text:style-name="T33">conteAudio</text:span><text:span text:style-name="T34">vi</text:span><text:span text:style-name="T22">)</text:span></text:p>
      <text:p text:style-name="P12"><text:span text:style-name="T22">C.P:</text:span><text:span text:style-name="T23"> </text:span><text:span text:style-name="T24">id_cliente</text:span></text:p>
      <text:p text:style-name="P47"><text:span text:style-name="T22">C.Aj:</text:span><text:span text:style-name="T27">id_ </text:span><text:span text:style-name="T30">conteAudio</text:span><text:span text:style-name="T29">vi</text:span><text:span text:style-name="T26"> → </text:span><text:span text:style-name="T27">Contenido Visual(id)</text:span></text:p>
      <text:p text:style-name="P13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38">fecha_nacimiento</text:p>
      <text:p text:style-name="P13"><text:span text:style-name="T36">C.Alt: </text:span><text:span text:style-name="T7">email</text:span></text:p>
      <text:p text:style-name="P43"/>
      <text:p text:style-name="P19"><text:span text:style-name="T36">P</text:span>ertenece_Tarjeta<text:span text:style-name="T1">:()</text:span></text:p>
      <text:p text:style-name="P19">C.P: <text:span text:style-name="T1">id_Cliente y num_Tarjeta</text:span></text:p>
      <text:p text:style-name="P19">C.Aj: <text:span text:style-name="T1">id_Cliente → Cliente( </text:span><text:span text:style-name="T17">id_cliente</text:span><text:span text:style-name="T1">) y num_Tarjeta → Tarjeta(num_tarjeta)</text:span></text:p>
      <text:p text:style-name="P20"/>
      <text:p text:style-name="P42"/>
      <text:p text:style-name="P18"><text:span text:style-name="T36">T</text:span>arjeta:<text:span text:style-name="T1">(fecha_caducidad,CCV,id_Cliente,</text:span><text:span text:style-name="T16">titular</text:span><text:span text:style-name="T1">)</text:span></text:p>
      <text:p text:style-name="P18">C.P:<text:span text:style-name="T1">num_tarjeta</text:span></text:p>
      <text:p text:style-name="P18">C.Aj:<text:span text:style-name="T1">id_Cliente → Cliente(id_cliente)</text:span></text:p>
      <text:p text:style-name="P18">V.N.N: <text:span text:style-name="T1">fecha_caducidad y CCV</text:span></text:p>
      <text:p text:style-name="P25"/>
      <text:p text:style-name="P27"/>
      <text:p text:style-name="P27"/>
      <text:p text:style-name="P29">Aclaración: valoración→ Valoración de cada usuario</text:p>
      <text:p text:style-name="P35">Alquila<text:span text:style-name="T1">:(cobrado,facturado,valoración)</text:span></text:p>
      <text:p text:style-name="P47"><text:span text:style-name="T22">C.P:</text:span><text:span text:style-name="T23"> </text:span><text:span text:style-name="T24">id_</text:span><text:span text:style-name="T25">C</text:span><text:span text:style-name="T24">liente </text:span><text:span text:style-name="T25">y </text:span><text:span text:style-name="T26">id</text:span><text:span text:style-name="T25">_</text:span><text:span text:style-name="T27"> </text:span><text:span text:style-name="T30">conteAudio</text:span><text:span text:style-name="T29">vi</text:span></text:p>
      <text:p text:style-name="P47"><text:span text:style-name="T22">C.Aj:</text:span><text:span text:style-name="T25">id_Cliente → Cliente(id_cliente) y </text:span><text:span text:style-name="T26">id</text:span><text:span text:style-name="T25">_</text:span><text:span text:style-name="T30">conteAudio</text:span><text:span text:style-name="T29">vi</text:span><text:span text:style-name="T25">→ </text:span><text:span text:style-name="T26">id(Contenido</text:span></text:p>
      <text:p text:style-name="P39">Visual)</text:p>
      <text:p text:style-name="P16"><text:span text:style-name="T22">V.N.N: </text:span><text:span text:style-name="T23">cobrado y factura</text:span><text:span text:style-name="T28">do</text:span></text:p>
      <text:p text:style-name="P39"/>
      <text:p text:style-name="P36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9">C.P: <text:span text:style-name="T2">numero_factura</text:span></text:p>
      <text:p text:style-name="P6">C.Aj<text:span text:style-name="T1">: </text:span><text:span text:style-name="T10">id_Cliente → Cliente(id_cliente)</text:span></text:p>
      <text:p text:style-name="P6"><text:span text:style-name="T35">V.N.N:</text:span><text:span text:style-name="T10">id_Cliente</text:span></text:p>
      <text:p text:style-name="P6"/>
      <text:p text:style-name="P6"/>
      <text:p text:style-name="P46">Línea de Factura:<text:span text:style-name="T1"> (</text:span><text:span text:style-name="T11">num_Factura</text:span><text:span text:style-name="T1"> </text:span><text:span text:style-name="T11">y i</text:span><text:span text:style-name="T26">d</text:span><text:span text:style-name="T25">_</text:span><text:span text:style-name="T30">conteAudio</text:span><text:span text:style-name="T29">vi</text:span><text:span text:style-name="T1">) </text:span></text:p>
      <text:p text:style-name="P6">C.P:<text:span text:style-name="T11">num_linea</text:span></text:p>
      <text:p text:style-name="P45">C.Aj<text:span text:style-name="T1">:</text:span><text:span text:style-name="T11">num_Factura → Factura(</text:span><text:span text:style-name="T2">numero_factura</text:span><text:span text:style-name="T11">) y </text:span><text:span text:style-name="T26">id</text:span><text:span text:style-name="T25">_</text:span><text:span text:style-name="T23">conteAudio</text:span><text:span text:style-name="T29">vi</text:span><text:span text:style-name="T25">→ </text:span><text:span text:style-name="T26">id(Contenido</text:span></text:p>
      <text:p text:style-name="P40">Visual)</text:p>
      <text:p text:style-name="P45"><text:span text:style-name="T35">V.N.N: </text:span><text:span text:style-name="T11">num_Factura</text:span><text:span text:style-name="T2"> </text:span><text:span text:style-name="T11">y i</text:span><text:span text:style-name="T26">d</text:span><text:span text:style-name="T25">_</text:span><text:span text:style-name="T27"> </text:span><text:span text:style-name="T23">conteAudio</text:span><text:span text:style-name="T29">vi</text:span></text:p>
      <text:p text:style-name="P41"/>
      <text:p text:style-name="P41"/>
      <text:p text:style-name="P29">Aclaración: valoración_media→ Valoración de todos los usuarios</text:p>
      <text:p text:style-name="P3"><text:soft-page-break/>Contenido Audiovisual: <text:span text:style-name="T1">( género, fecha_estreno,duración, titulo,</text:span></text:p>
      <text:p text:style-name="P22"><text:span text:style-name="T38">precio</text:span> , descripción, <text:span text:style-name="T20">valoración_media</text:span>, nombre_directo<text:span text:style-name="T19">r,version_idioma</text:span> )</text:p>
      <text:p text:style-name="P8">C.P: <text:span text:style-name="T2">id </text:span><text:span text:style-name="T14">y id_Tarifa</text:span></text:p>
      <text:p text:style-name="P10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6"><text:span text:style-name="T35">V.N.N:</text:span><text:span text:style-name="T12">género,titulo,duracion,nombre_director,precio,version_idioma </text:span><text:span text:style-name="T14">y</text:span></text:p>
      <text:p text:style-name="P17"><text:span text:style-name="T14">i</text:span><text:span text:style-name="T1">d_Tarifa</text:span></text:p>
      <text:p text:style-name="P28"/>
      <text:p text:style-name="P28"/>
      <text:p text:style-name="P31">Tarifa<text:span text:style-name="T1">:</text:span><text:span text:style-name="T14">(incremento)</text:span></text:p>
      <text:p text:style-name="P7">C.P:<text:span text:style-name="T14">id</text:span></text:p>
      <text:p text:style-name="P17">V.N.N<text:span text:style-name="T1">:incremento</text:span></text:p>
      <text:p text:style-name="P32"/>
      <text:p text:style-name="P32"/>
      <text:p text:style-name="P31">Actor:<text:span text:style-name="T7">(nombre,apellidos)</text:span></text:p>
      <text:p text:style-name="P7">C.P:<text:span text:style-name="T7">dni</text:span></text:p>
      <text:p text:style-name="P34">V.N.N:<text:span text:style-name="T1">nombre y apellidos</text:span></text:p>
      <text:p text:style-name="P34"/>
      <text:p text:style-name="P34"/>
      <text:p text:style-name="P34"/>
      <text:p text:style-name="P33">Actuación_ContenAudiovi:<text:span text:style-name="T1">()</text:span></text:p>
      <text:p text:style-name="P7">C.P:<text:span text:style-name="T7">dni y id</text:span></text:p>
      <text:p text:style-name="P45">C.Aj<text:span text:style-name="T1">: </text:span><text:span text:style-name="T7">id_ </text:span><text:span text:style-name="T1">conteAudio</text:span><text:span text:style-name="T18">vi</text:span><text:span text:style-name="T7"> → Contenido Audiovisual(id) y dni_actor → Actor(dni)</text:span></text:p>
      <text:p text:style-name="P23"/>
      <text:p text:style-name="P21"/>
      <text:p text:style-name="P30"><text:span text:style-name="T1">Las entidades <text:s/></text:span>Película, Capítulos y Corto<text:span text:style-name="T1"> heredan de la super clase </text:span></text:p>
      <text:p text:style-name="P30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4">C.P: <text:span text:style-name="T1">id</text:span></text:p>
      <text:p text:style-name="P45">C.Aj<text:span text:style-name="T1">: id_ conteAudio</text:span><text:span text:style-name="T18">vi</text:span><text:span text:style-name="T1"> → Contenido Audiovisual( id)</text:span></text:p>
      <text:p text:style-name="P15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4">C.P: <text:span text:style-name="T1">id</text:span></text:p>
      <text:p text:style-name="P11">C.Aj<text:span text:style-name="T1">: id_conteAudio</text:span><text:span text:style-name="T18">vi</text:span><text:span text:style-name="T1"> → Contenido Audiovisual( id) </text:span><text:span text:style-name="T15">y</text:span></text:p>
      <text:p text:style-name="P11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14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4"/>
      <text:p text:style-name="P24"/>
      <text:p text:style-name="P2">Serie: <text:span text:style-name="T1">()</text:span></text:p>
      <text:p text:style-name="P4">C.P<text:span text:style-name="T1">: id y <text:s/></text:span><text:span text:style-name="T2">título</text:span></text:p>
      <text:p text:style-name="P45"><text:span text:style-name="T21">C.Aj:</text:span><text:span text:style-name="T2"> id_ </text:span><text:span text:style-name="T1">conteAudio</text:span><text:span text:style-name="T18">vi</text:span><text:span text:style-name="T2"> → Contenido Audiovisual( id)</text:span></text:p>
      <text:p text:style-name="P21"/>
      <text:p text:style-name="P21"/>
      <text:p text:style-name="P2">Corto: <text:span text:style-name="T1">() </text:span></text:p>
      <text:p text:style-name="P5">C.P: <text:span text:style-name="T1">id</text:span></text:p>
      <text:p text:style-name="P45">C.Aj<text:span text:style-name="T1">: id_ conteAudio</text:span><text:span text:style-name="T18">vi</text:span><text:span text:style-name="T1"> → Contenido Audiovisual( id)</text:span></text:p>
      <text:p text:style-name="P2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4T21:11:51.727812962</dc:date>
    <meta:editing-duration>PT1H14M13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2" meta:paragraph-count="68" meta:word-count="250" meta:character-count="2252" meta:non-whitespace-character-count="2061"/>
  </office:meta>
</office:document-meta>
</file>